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15BD294446AB07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554cm, 2.751cm, 8.714cm, 2.62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47cm" svg:height="21.499cm" svg:x="0.991cm" svg:y="2.492cm">
          <draw:image xlink:href="Pictures/10000000000005E8000007E0715BD294446AB07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1:53:14.067999552</dc:date>
    <meta:editing-duration>PT3M42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